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685" officeooo:paragraph-rsid="000ac6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5:27:02.854175871</meta:creation-date>
    <dc:date>2020-01-24T15:28:19.682170291</dc:date>
    <meta:editing-duration>PT1M17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5.1.6.2$Linux_X86_64 LibreOffice_project/10m0$Build-2</meta:generator>
  </office:meta>
</office:document-meta>
</file>